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8pt" fo:font-weight="bold" officeooo:rsid="001310ac" officeooo:paragraph-rsid="001310a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6pt" fo:font-weight="normal" officeooo:rsid="001310ac" officeooo:paragraph-rsid="001310ac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6pt" fo:font-weight="normal" officeooo:rsid="001310ac" officeooo:paragraph-rsid="0014ca0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6pt" fo:font-style="italic" fo:font-weight="bold" officeooo:rsid="001310ac" officeooo:paragraph-rsid="0014ca07" style:font-size-asian="14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4pt" fo:font-style="normal" fo:font-weight="bold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4pt" fo:font-style="normal" style:font-style-asian="normal" style:font-size-complex="14pt" style:font-style-complex="normal"/>
    </style:style>
    <style:style style:name="T3" style:family="text">
      <style:text-properties fo:font-size="14pt" fo:font-style="normal" officeooo:rsid="0014ca07" style:font-style-asian="normal" style:font-size-complex="14pt" style:font-style-complex="normal"/>
    </style:style>
    <style:style style:name="T4" style:family="text">
      <style:text-properties fo:font-size="14pt" fo:font-style="normal" fo:font-weight="normal" officeooo:rsid="0014ca07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style:font-size-complex="14pt"/>
    </style:style>
    <style:style style:name="T6" style:family="text">
      <style:text-properties fo:font-size="14pt" officeooo:rsid="0014ca07" style:font-size-complex="14pt"/>
    </style:style>
    <style:style style:name="T7" style:family="text">
      <style:text-properties fo:font-size="14pt" fo:font-style="italic" fo:font-weight="bold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weight="normal" officeooo:rsid="0014ca07" style:font-weight-asian="normal" style:font-size-complex="14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4ca07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4ca07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4ca07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4ca07"/>
    </style:style>
    <style:style style:name="T18" style:family="text">
      <style:text-properties officeooo:rsid="0014ca07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1.3</text:span>Non functional requirements</text:p>
      <text:p text:style-name="P2"/>
      <text:p text:style-name="P2"/>
      <text:p text:style-name="P2"><text:span text:style-name="T17">1.3.1</text:span>-<text:span text:style-name="T11">Grafica semplice:</text:span> <text:span text:style-name="T5">Si deve progettare una grafica intuitiva in modo tale da semplificare le operazioni a utenti meno esperti e più esperti</text:span></text:p>
      <text:p text:style-name="P2"><text:span text:style-name="T17">1.3.2</text:span>- <text:span text:style-name="T11">Sicurezza:</text:span><text:span text:style-name="T9"> </text:span><text:span text:style-name="T2">Si deve garantire la sicurezza dei dati e della privacy dei clienti. Inoltre il sito deve essere invulnerabile da attacchi di tipo SQL Injection</text:span></text:p>
      <text:p text:style-name="P2"><text:span text:style-name="T10">1.3.3</text:span><text:span text:style-name="T9">-</text:span><text:span text:style-name="T11">Manutenzione:</text:span><text:span text:style-name="T9"> </text:span><text:span text:style-name="T2">Il sito deve essere costruito in modo tale da permettere una facile manutenzione</text:span></text:p>
      <text:p text:style-name="P2"><text:span text:style-name="T14">1.3.4</text:span><text:span text:style-name="T13">-</text:span><text:span text:style-name="T11">Ambiente Sviluppo:</text:span><text:span text:style-name="T7"> </text:span><text:span text:style-name="T2">Il sito deve essere scritto nel linguaggio Java, il database che usiamo è MySQL il server TomCat</text:span></text:p>
      <text:p text:style-name="P2"><text:span text:style-name="T13">.</text:span><text:span text:style-name="T14">1.3.5</text:span><text:span text:style-name="T13">-</text:span><text:span text:style-name="T11">Persistenza dei dati</text:span><text:span text:style-name="T15">:</text:span><text:span text:style-name="T13"> </text:span><text:span text:style-name="T2">Il sito deve garantire la persistenza dei dati e la loro integrità</text:span></text:p>
      <text:p text:style-name="P2"><text:span text:style-name="T14">1.3.6</text:span><text:span text:style-name="T13">-</text:span><text:span text:style-name="T11">Tempo di risposta:</text:span><text:span text:style-name="T9"> </text:span><text:span text:style-name="T2">Il tempo di risposta deve essere </text:span><text:span text:style-name="T1">non</text:span><text:span text:style-name="T2"> superiore a 2 secondi</text:span></text:p>
      <text:p text:style-name="P3"><text:span text:style-name="T14">1.3.7</text:span><text:span text:style-name="T13">-</text:span><text:span text:style-name="T12">Durata: </text:span><text:span text:style-name="T3">Il sistema deve essere utilizzato durante un arco di molte ore durante la giornata, dal primo mattino alla tarda sera.</text:span></text:p>
      <text:p text:style-name="P4"><text:span text:style-name="T8">1.3.8</text:span><text:span text:style-name="T6">-</text:span><text:span text:style-name="T18">Gestione dei guasti</text:span><text:span text:style-name="T6">:</text:span><text:span text:style-name="T4"> Il sistema prevede un’accurata gestione di informazioni sia in caso di errore che in caso di esatta esecuzione. Verranno previsti casi particolari di errore, soprattutto per gli acquis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6:09.598425975</meta:creation-date>
    <dc:date>2018-10-06T12:46:59.028895151</dc:date>
    <meta:editing-duration>PT6M48S</meta:editing-duration>
    <meta:editing-cycles>1</meta:editing-cycles>
    <meta:document-statistic meta:table-count="0" meta:image-count="0" meta:object-count="0" meta:page-count="1" meta:paragraph-count="9" meta:word-count="165" meta:character-count="1079" meta:non-whitespace-character-count="923"/>
    <meta:generator>LibreOffice/6.0.6.2$Linux_X86_64 LibreOffice_project/00m0$Build-2</meta:generator>
  </office:meta>
</office:document-meta>
</file>